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3cm" draw:marker-start-width="0.75cm" draw:marker-end-width="0.75cm" draw:fill="solid" draw:fill-color="#000000" draw:textarea-horizontal-align="justify" draw:textarea-vertical-align="middle" draw:auto-grow-height="false" fo:min-height="0cm" fo:min-width="0cm" fo:padding-top="0.275cm" fo:padding-bottom="0.275cm" fo:padding-left="0.4cm" fo:padding-right="0.4cm"/>
    </style:style>
    <style:style style:name="gr2" style:family="graphic" style:parent-style-name="standard">
      <style:graphic-properties svg:stroke-width="0cm" draw:marker-start-width="0.3cm" draw:marker-end-width="0.3cm" draw:fill-color="#e6e6e6" draw:textarea-horizontal-align="justify" draw:textarea-vertical-align="middle" draw:auto-grow-height="false" fo:min-height="0cm" fo:min-width="0cm" fo:padding-top="0.125cm" fo:padding-bottom="0.125cm" fo:padding-left="0.25cm" fo:padding-right="0.25cm" draw:shadow="hidden"/>
    </style:style>
    <style:style style:name="gr3" style:family="graphic" style:parent-style-name="standard">
      <style:graphic-properties svg:stroke-width="0.1cm" draw:marker-start-width="0.45cm" draw:marker-end-width="0.45cm" draw:fill="solid" draw:fill-color="#e6e6e6" draw:textarea-horizontal-align="justify" draw:textarea-vertical-align="middle" draw:auto-grow-height="false" fo:padding-top="0.175cm" fo:padding-bottom="0.175cm" fo:padding-left="0.3cm" fo:padding-right="0.3cm" draw:shadow="hidden"/>
    </style:style>
    <style:style style:name="gr4" style:family="graphic" style:parent-style-name="standard">
      <style:graphic-properties svg:stroke-width="0.1cm" draw:marker-start-width="0.45cm" draw:marker-end-width="0.45cm" draw:fill-color="#e6e6e6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Padrão">
        <draw:custom-shape draw:style-name="gr1" draw:text-style-name="P1" draw:layer="layout" svg:width="12cm" svg:height="12cm" svg:x="4.7cm" svg:y="7.5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1591.0674110490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2" draw:text-style-name="P1" draw:layer="layout" svg:width="11.999cm" svg:height="2.999cm" svg:x="4.7cm" svg:y="7.5cm" svg:viewBox="0 0 12000 3000" svg:d="m2589 2000c-294 0-589 442-589 884v116h-2000v-2116c0-442 442-884 884-884h10233c430 0 861 419 883 849v2151h-2000v-151c-15-430-302-849-589-849z">
          <text:p/>
        </draw:path>
        <draw:path draw:style-name="gr3" draw:text-style-name="P1" draw:layer="layout" svg:width="6.999cm" svg:height="8.499cm" svg:x="6.7cm" svg:y="10.5cm" svg:viewBox="0 0 7000 8500" svg:d="m4000 3000-1501 2001h1501zm0-5001h1600v5000h400 600 400v1500h-1400v500 500 1000h-1600v-1500-500h-4000v-500z">
          <text:p/>
        </draw:path>
        <draw:path draw:style-name="gr4" draw:text-style-name="P1" draw:layer="layout" svg:width="11.999cm" svg:height="9cm" svg:x="4.7cm" svg:y="10.499cm" svg:viewBox="0 0 12000 9001" svg:d="m10000 9001h-2000v-2000h1411c294 0 589-442 589-884v-116l-4001-6001h2001l2000 3001v-3000h2000v6000 1000 1152c-21 418-430 827-848 848zm-11152-2000v-7000h2000v2000h1000v2000h-1000v2151c15 430 302 849 589 849h1411v2000h-2000-1151c-430-22-849-453-849-883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1-10-06T20:27:57.20</meta:creation-date>
    <dc:date>2011-10-06T22:03:19.28</dc:date>
    <meta:editing-duration>PT00H03M09S</meta:editing-duration>
    <meta:editing-cycles>1</meta:editing-cycles>
    <meta:document-statistic meta:object-count="4"/>
    <meta:generator>BrOffice.org/3.2$Win32 OpenOffice.org_project/320m18$Build-9502</meta:generator>
  </office:meta>
</office:document-meta>
</file>